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AntUnitListener.startTest( String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AntUnitListener.addFailure( String target , AssertionFailedException a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AntUnitListener.addError( String target , Throwable a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AntUnitListener.messageLogg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AntUnitListener.endTestSuite( Project testProject , String build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XMLAntUnitListener.formatError( String type , Throwable 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AntUnitListener.endTest( String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AntUnitListener.XMLAntUni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ntUnitListener.getHos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AntUnitListener.startTestSuite( Project testProject , String build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